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svg:stroke-width="0.1cm" svg:stroke-color="#00a65d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svg:stroke-width="0.1cm" svg:stroke-color="#0066b3" draw:marker-start-width="0.5cm" draw:marker-end-width="0.5cm" draw:fill="none" draw:textarea-vertical-align="middle" draw:auto-grow-height="false" fo:min-height="5.427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66b3" draw:marker-start-width="0.5cm" draw:marker-end-width="0.5cm" draw:fill="none" draw:textarea-vertical-align="middle" draw:auto-grow-height="false" fo:min-height="5.05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a65d"/>
    </style:style>
    <style:style style:name="P4" style:family="paragraph">
      <loext:graphic-properties draw:fill="none" draw:fill-color="#ffffff"/>
      <style:text-properties fo:color="#00a65d"/>
    </style:style>
    <style:style style:name="P5" style:family="paragraph">
      <style:text-properties fo:color="#0066b3"/>
    </style:style>
    <style:style style:name="P6" style:family="paragraph">
      <loext:graphic-properties draw:fill="none" draw:fill-color="#ffffff"/>
      <style:text-properties fo:color="#0066b3"/>
    </style:style>
    <style:style style:name="T1" style:family="text">
      <style:text-properties fo:font-variant="normal" fo:text-transform="none" fo:color="#00a65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65d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6cm" svg:x2="13cm" svg:y2="6cm">
          <text:p/>
        </draw:line>
        <draw:frame draw:style-name="gr2" draw:text-style-name="P2" draw:layer="layout" svg:width="1.7cm" svg:height="0.962cm" svg:x="12.8cm" svg:y="6.5cm">
          <draw:text-box>
            <text:p>time</text:p>
          </draw:text-box>
        </draw:frame>
        <draw:line draw:style-name="gr3" draw:text-style-name="P1" draw:layer="layout" svg:x1="7cm" svg:y1="2.9cm" svg:x2="7cm" svg:y2="5.9cm">
          <text:p/>
        </draw:line>
        <draw:frame draw:style-name="gr4" draw:text-style-name="P4" draw:layer="layout" svg:width="4.5cm" svg:height="1.1cm" svg:x="4.6cm" svg:y="1.8cm">
          <draw:text-box>
            <text:p text:style-name="P3"><text:span text:style-name="T1">Data ana</text:span><text:span text:style-name="T2">lysis</text:span></text:p>
          </draw:text-box>
        </draw:frame>
        <draw:custom-shape draw:style-name="gr5" draw:text-style-name="P1" draw:layer="layout" svg:width="0.705cm" svg:height="5.989cm" draw:transform="rotate (-1.58824961931484) translate (7cm 6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705cm" svg:height="5.696cm" draw:transform="rotate (-1.58824961931484) translate (12.707cm 6.4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3.1cm" svg:height="0.962cm" svg:x="2.5cm" svg:y="7.5cm">
          <draw:text-box>
            <text:p><text:span text:style-name="T3">Planning</text:span> </text:p>
          </draw:text-box>
        </draw:frame>
        <draw:frame draw:style-name="gr4" draw:text-style-name="P6" draw:layer="layout" svg:width="4.8cm" svg:height="1.1cm" svg:x="8cm" svg:y="7.5cm">
          <draw:text-box>
            <text:p text:style-name="P5"><text:span text:style-name="T3">Post-analy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7-04T14:29:49.409975146</dc:date>
    <meta:editing-duration>PT8M3S</meta:editing-duration>
    <meta:editing-cycles>3</meta:editing-cycles>
    <meta:generator>LibreOffice/6.0.3.2$MacOSX_X86_64 LibreOffice_project/8f48d515416608e3a835360314dac7e47fd0b821</meta:generator>
    <meta:document-statistic meta:object-count="8"/>
  </office:meta>
</office:document-meta>
</file>